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3.175cm" svg:x="9.525cm" svg:y="0.635cm">
          <text:p text:style-name="P1">OPEN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08cm" svg:height="3.175cm" svg:x="4.445cm" svg:y="8.255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3.175cm" svg:x="17.145cm" svg:y="6.985cm">
          <text:p text:style-name="P1">OPENING_ERR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6cm" svg:y1="3.81cm" svg:x2="6.35cm" svg:y2="8.255cm">
          <text:p/>
        </draw:line>
        <draw:line draw:style-name="gr2" draw:text-style-name="P2" draw:layer="layout" svg:x1="13.97cm" svg:y1="3.81cm" svg:x2="19.685cm" svg:y2="6.985cm">
          <text:p/>
        </draw:line>
        <draw:frame draw:style-name="gr3" draw:text-style-name="P3" draw:layer="layout" svg:width="6.35cm" svg:height="1.411cm" svg:x="5.08cm" svg:y="4.974cm">
          <draw:text-box>
            <text:p text:style-name="P1"><text:span text:style-name="T1">All callbacks return successfully </text:span></text:p>
          </draw:text-box>
        </draw:frame>
        <draw:frame draw:style-name="gr3" draw:text-style-name="P3" draw:layer="layout" svg:width="6.35cm" svg:height="0.831cm" svg:x="14.08cm" svg:y="4.575cm">
          <draw:text-box>
            <text:p text:style-name="P1"><text:span text:style-name="T1">A callback error occurs</text:span></text:p>
          </draw:text-box>
        </draw:frame>
        <draw:frame draw:style-name="gr3" draw:text-style-name="P3" draw:layer="layout" svg:width="6.35cm" svg:height="1.411cm" svg:x="20.955cm" svg:y="12.559cm">
          <draw:text-box>
            <text:p text:style-name="P1"><text:span text:style-name="T1">All remaining callbacks return <text:s/></text:span></text:p>
          </draw:text-box>
        </draw:frame>
        <draw:line draw:style-name="gr2" draw:text-style-name="P2" draw:layer="layout" svg:x1="22.225cm" svg:y1="9.525cm" svg:x2="24.13cm" svg:y2="15.875cm">
          <text:p/>
        </draw:line>
        <draw:custom-shape draw:style-name="gr1" draw:text-style-name="P2" draw:id="id2" draw:layer="layout" svg:width="5.08cm" svg:height="3.175cm" svg:x="12.7cm" svg:y="12.065cm">
          <text:p text:style-name="P1">ERROR</text:p>
          <text:p text:style-name="P1">removed!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25cm" svg:y1="10.795cm" svg:x2="12.7cm" svg:y2="13.335cm">
          <text:p/>
        </draw:line>
        <draw:frame draw:style-name="gr3" draw:text-style-name="P3" draw:layer="layout" svg:width="6.35cm" svg:height="3.151cm" svg:x="9.48cm" svg:y="9.476cm">
          <draw:text-box>
            <text:p text:style-name="P1"><text:span text:style-name="T1">A done callback unexpectedly returns, or another callback returns with error, or a failed data operation</text:span></text:p>
          </draw:text-box>
        </draw:frame>
        <draw:custom-shape draw:style-name="gr1" draw:text-style-name="P2" draw:layer="layout" svg:width="5.08cm" svg:height="3.175cm" svg:x="4.445cm" svg:y="16.51cm">
          <text:p text:style-name="P1">Clos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85cm" svg:y1="11.43cm" svg:x2="6.985cm" svg:y2="16.51cm">
          <text:p/>
        </draw:line>
        <draw:frame draw:style-name="gr3" draw:text-style-name="P3" draw:layer="layout" svg:width="6.35cm" svg:height="0.831cm" svg:x="5.715cm" svg:y="14.605cm">
          <draw:text-box>
            <text:p text:style-name="P1"><text:span text:style-name="T1">A close event occurs</text:span></text:p>
          </draw:text-box>
        </draw:frame>
        <draw:custom-shape draw:style-name="gr1" draw:text-style-name="P2" draw:layer="layout" svg:width="5.08cm" svg:height="3.175cm" svg:x="21.59cm" svg:y="15.875cm">
          <text:p text:style-name="P1">E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25cm" svg:y1="17.78cm" svg:x2="21.59cm" svg:y2="17.78cm">
          <text:p/>
        </draw:line>
        <draw:frame draw:style-name="gr3" draw:text-style-name="P3" draw:layer="layout" svg:width="6.35cm" svg:height="0.831cm" svg:x="12.655cm" svg:y="17.06cm">
          <draw:text-box>
            <text:p text:style-name="P1"><text:span text:style-name="T1">all callbacks return</text:span></text:p>
          </draw:text-box>
        </draw:frame>
        <draw:connector draw:style-name="gr2" draw:text-style-name="P2" draw:layer="layout" draw:type="curve" draw:line-skew="-1.161cm" svg:x1="4.445cm" svg:y1="9.842cm" svg:x2="4.422cm" svg:y2="10.923cm" draw:start-shape="id1" draw:start-glue-point="3">
          <text:p/>
        </draw:connector>
        <draw:frame draw:style-name="gr4" draw:text-style-name="P3" draw:layer="layout" svg:width="5.2cm" svg:height="1.619cm" svg:x="-0.32cm" svg:y="9.176cm">
          <draw:text-box>
            <text:p text:style-name="P1"><text:span text:style-name="T1">Data operations successful occur</text:span></text:p>
          </draw:text-box>
        </draw:frame>
        <draw:connector draw:style-name="gr2" draw:text-style-name="P2" draw:layer="layout" draw:type="curve" draw:line-skew="1.161cm" svg:x1="17.78cm" svg:y1="13.652cm" svg:x2="17.802cm" svg:y2="14.816cm" draw:start-shape="id2">
          <text:p/>
        </draw:connector>
        <draw:frame draw:style-name="gr4" draw:text-style-name="P3" draw:layer="layout" svg:width="3.295cm" svg:height="1.619cm" svg:x="17.895cm" svg:y="13.335cm">
          <draw:text-box>
            <text:p text:style-name="P1"><text:span text:style-name="T1">Data ops fail</text:span></text:p>
          </draw:text-box>
        </draw:frame>
        <draw:line draw:style-name="gr2" draw:text-style-name="P2" draw:layer="layout" svg:x1="12.7cm" svg:y1="14.605cm" svg:x2="6.985cm" svg:y2="16.51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ohn Bresnahan</meta:initial-creator>
    <meta:creation-date>2008-01-07T18:41:53</meta:creation-date>
    <dc:creator>John Bresnahan</dc:creator>
    <dc:date>2008-01-18T12:53:28</dc:date>
    <dc:language>en-US</dc:language>
    <meta:editing-cycles>9</meta:editing-cycles>
    <meta:editing-duration>PT7H35M10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